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dee7e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13" table:default-cell-style-name="Default"/>
        <table:table-column table:style-name="co2" table:number-columns-repeated="75"/>
        <table:table-column table:style-name="co3" table:number-columns-repeated="16293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13"/>
          <table:table-cell table:style-name="Default" table:number-columns-repeated="1636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1;1002;1009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Default" table:number-columns-repeated="1636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0;1003;1015</text:p>
          </table:table-cell>
          <table:table-cell table:number-columns-repeated="10"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Default" table:number-columns-repeated="1636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1636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1636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06" calcext:value-type="float">
            <text:p>1006</text:p>
          </table:table-cell>
          <table:table-cell table:number-columns-repeated="3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636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1636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16368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1636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16368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1636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2;1003</text:p>
          </table:table-cell>
          <table:table-cell table:number-columns-repeated="3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6368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1;1010</text:p>
          </table:table-cell>
          <table:table-cell table:number-columns-repeated="8"/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Default" table:number-columns-repeated="1636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" calcext:value-type="float">
            <text:p>5</text:p>
          </table:table-cell>
          <table:table-cell office:value-type="float" office:value="1014" calcext:value-type="float">
            <text:p>1014</text:p>
          </table:table-cell>
          <table:table-cell table:number-columns-repeated="6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68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636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8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6;1005</text:p>
          </table:table-cell>
          <table:table-cell table:number-columns-repeated="7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8"/>
        </table:table-row>
        <table:table-row table:style-name="ro2" table:number-rows-repeated="1048557">
          <table:table-cell table:number-columns-repeated="16"/>
          <table:table-cell table:style-name="Default" table:number-columns-repeated="16368"/>
        </table:table-row>
        <table:table-row table:style-name="ro2">
          <table:table-cell table:number-columns-repeated="16"/>
          <table:table-cell table:style-name="Default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.00.0000</text:date>, <text:time style:data-style-name="N2" text:time-value="21:52:01.325585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GEND</meta:initial-creator>
    <meta:creation-date>2015-06-05T18:19:34</meta:creation-date>
    <dc:date>2026-02-28T21:59:01.523091200</dc:date>
    <meta:generator>LibreOffice/25.8.1.1$Windows_X86_64 LibreOffice_project/54047653041915e595ad4e45cccea684809c77b5</meta:generator>
    <meta:editing-duration>PT7M</meta:editing-duration>
    <meta:editing-cycles>1</meta:editing-cycles>
    <meta:document-statistic meta:table-count="1" meta:cell-count="103" meta:object-count="0"/>
    <meta:user-defined meta:name="AppVersion">16.0300</meta:user-defined>
  </office:meta>
</office:document-meta>
</file>